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383B7ECD4C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465cm" svg:height="27.699cm" svg:x="1.267cm" svg:y="1cm">
          <draw:image xlink:href="Pictures/100000000000025800000383B7ECD4C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7T17:23:12.241238340</dc:date>
    <meta:editing-duration>PT5M56S</meta:editing-duration>
    <meta:editing-cycles>1</meta:editing-cycles>
    <meta:document-statistic meta:object-count="1"/>
    <meta:generator>LibreOffice/25.8.5.2$Linux_X86_64 LibreOffice_project/252c20f6956e3db0b52e6e2f9dda67263513c8fc</meta:generator>
  </office:meta>
</office:document-meta>
</file>